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rd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</table:table-row>
      </table:table>
      <table:table table:name="products" table:style-name="ta1"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лавиатура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мышь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онитор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оврик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clients" table:style-name="ta1"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lientid</text:p>
          </table:table-cell>
          <table:table-cell office:value-type="string" calcext:value-type="string">
            <text:p>client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2:16:57.216893422</meta:creation-date>
    <dc:date>2024-11-07T12:33:42.879227489</dc:date>
    <meta:editing-duration>PT16M46S</meta:editing-duration>
    <meta:editing-cycles>1</meta:editing-cycles>
    <meta:document-statistic meta:table-count="3" meta:cell-count="63" meta:object-count="0"/>
    <meta:generator>LibreOffice/7.6.4.1$Linux_X86_64 LibreOffice_project/e19e193f88cd6c0525a17fb7a176ed8e6a3e2aa1</meta:generator>
  </office:meta>
</office:document-meta>
</file>